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3000000956AF670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  <style:font-face style:name="arial" svg:font-family="arial" style:font-family-generic="swiss"/>
  </office:font-face-decls>
  <office:automatic-styles>
    <style:style style:name="Tabla2" style:family="table">
      <style:table-properties style:width="32.082cm" fo:margin-top="0cm" fo:margin-bottom="0cm" table:align="center" fo:background-color="transparent" fo:keep-with-next="always" style:may-break-between-rows="false" style:writing-mode="lr-tb">
        <style:background-image/>
      </style:table-properties>
    </style:style>
    <style:style style:name="Tabla2.A" style:family="table-column">
      <style:table-column-properties style:column-width="1.704cm"/>
    </style:style>
    <style:style style:name="Tabla2.B" style:family="table-column">
      <style:table-column-properties style:column-width="1.191cm"/>
    </style:style>
    <style:style style:name="Tabla2.C" style:family="table-column">
      <style:table-column-properties style:column-width="1.108cm"/>
    </style:style>
    <style:style style:name="Tabla2.D" style:family="table-column">
      <style:table-column-properties style:column-width="0.991cm"/>
    </style:style>
    <style:style style:name="Tabla2.E" style:family="table-column">
      <style:table-column-properties style:column-width="2.002cm"/>
    </style:style>
    <style:style style:name="Tabla2.F" style:family="table-column">
      <style:table-column-properties style:column-width="2cm"/>
    </style:style>
    <style:style style:name="Tabla2.H" style:family="table-column">
      <style:table-column-properties style:column-width="0.794cm"/>
    </style:style>
    <style:style style:name="Tabla2.I" style:family="table-column">
      <style:table-column-properties style:column-width="1.207cm"/>
    </style:style>
    <style:style style:name="Tabla2.J" style:family="table-column">
      <style:table-column-properties style:column-width="3.406cm"/>
    </style:style>
    <style:style style:name="Tabla2.K" style:family="table-column">
      <style:table-column-properties style:column-width="1.588cm"/>
    </style:style>
    <style:style style:name="Tabla2.T" style:family="table-column">
      <style:table-column-properties style:column-width="1.688cm"/>
    </style:style>
    <style:style style:name="Tabla2.1" style:family="table-row">
      <style:table-row-properties style:min-row-height="0.205cm" fo:background-color="transparent" fo:keep-together="always">
        <style:background-image/>
      </style:table-row-properties>
    </style:style>
    <style:style style:name="Tabla2.A1" style:family="table-cell">
      <style:table-cell-properties fo:padding-left="0.191cm" fo:padding-right="0.191cm" fo:padding-top="0.191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fo:padding-left="0.191cm" fo:padding-right="0.191cm" fo:padding-top="0.191cm" fo:padding-bottom="0cm" fo:border-left="none" fo:border-right="none" fo:border-top="0.5pt solid #000000" fo:border-bottom="0.5pt solid #000000" style:writing-mode="lr-tb"/>
    </style:style>
    <style:style style:name="Tabla2.S1" style:family="table-cell">
      <style:table-cell-properties fo:padding-left="0.191cm" fo:padding-right="0.191cm" fo:padding-top="0.191cm" fo:padding-bottom="0cm" fo:border-left="none" fo:border-right="0.5pt solid #000000" fo:border-top="0.5pt solid #000000" fo:border-bottom="0.5pt solid #000000" style:writing-mode="lr-tb"/>
    </style:style>
    <style:style style:name="Tabla2.2" style:family="table-row">
      <style:table-row-properties style:min-row-height="0.758cm" fo:background-color="transparent" fo:keep-together="always">
        <style:background-image/>
      </style:table-row-properties>
    </style:style>
    <style:style style:name="Tabla2.K2" style:family="table-cell">
      <style:table-cell-properties fo:padding-left="0.191cm" fo:padding-right="0.191cm" fo:padding-top="0.191cm" fo:padding-bottom="0cm" fo:border-left="none" fo:border-right="none" fo:border-top="none" fo:border-bottom="0.5pt solid #000000" style:writing-mode="lr-tb"/>
    </style:style>
    <style:style style:name="Tabla2.3" style:family="table-row">
      <style:table-row-properties style:min-row-height="0.388cm" fo:background-color="transparent" fo:keep-together="always">
        <style:background-image/>
      </style:table-row-properties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8" style:family="table-row">
      <style:table-row-properties style:min-row-height="0.325cm" fo:background-color="transparent" fo:keep-together="always">
        <style:background-image/>
      </style:table-row-properties>
    </style:style>
    <style:style style:name="Table1" style:family="table">
      <style:table-properties style:width="31.748cm" table:align="margins"/>
    </style:style>
    <style:style style:name="Table1.A" style:family="table-column">
      <style:table-column-properties style:column-width="2.806cm" style:rel-column-width="1591*"/>
    </style:style>
    <style:style style:name="Table1.B" style:family="table-column">
      <style:table-column-properties style:column-width="2.3cm" style:rel-column-width="1304*"/>
    </style:style>
    <style:style style:name="Table1.C" style:family="table-column">
      <style:table-column-properties style:column-width="2.198cm" style:rel-column-width="1246*"/>
    </style:style>
    <style:style style:name="Table1.D" style:family="table-column">
      <style:table-column-properties style:column-width="2.503cm" style:rel-column-width="1419*"/>
    </style:style>
    <style:style style:name="Table1.E" style:family="table-column">
      <style:table-column-properties style:column-width="2.096cm" style:rel-column-width="1188*"/>
    </style:style>
    <style:style style:name="Table1.F" style:family="table-column">
      <style:table-column-properties style:column-width="2.505cm" style:rel-column-width="1420*"/>
    </style:style>
    <style:style style:name="Table1.G" style:family="table-column">
      <style:table-column-properties style:column-width="2.482cm" style:rel-column-width="1407*"/>
    </style:style>
    <style:style style:name="Table1.H" style:family="table-column">
      <style:table-column-properties style:column-width="2.605cm" style:rel-column-width="1477*"/>
    </style:style>
    <style:style style:name="Table1.I" style:family="table-column">
      <style:table-column-properties style:column-width="2.602cm" style:rel-column-width="1475*"/>
    </style:style>
    <style:style style:name="Table1.K" style:family="table-column">
      <style:table-column-properties style:column-width="2.893cm" style:rel-column-width="1640*"/>
    </style:style>
    <style:style style:name="Table1.L" style:family="table-column">
      <style:table-column-properties style:column-width="2.092cm" style:rel-column-width="1186*"/>
    </style:style>
    <style:style style:name="Table1.M" style:family="table-column">
      <style:table-column-properties style:column-width="2.062cm" style:rel-column-width="116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29cm" fo:margin-top="0cm" fo:margin-bottom="0cm" table:align="center" style:writing-mode="lr-tb"/>
    </style:style>
    <style:style style:name="Tabla4.A" style:family="table-column">
      <style:table-column-properties style:column-width="5.41cm"/>
    </style:style>
    <style:style style:name="Tabla4.B" style:family="table-column">
      <style:table-column-properties style:column-width="5.433cm"/>
    </style:style>
    <style:style style:name="Tabla4.C" style:family="table-column">
      <style:table-column-properties style:column-width="5.447cm"/>
    </style:style>
    <style:style style:name="Tabla4.1" style:family="table-row">
      <style:table-row-properties style:min-row-height="0.333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0.201cm" fo:keep-together="auto"/>
    </style:style>
    <style:style style:name="Tabla4.3" style:family="table-row">
      <style:table-row-properties style:min-row-height="0.409cm" fo:keep-together="auto"/>
    </style:style>
    <style:style style:name="Tab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5pt" fo:font-weight="bold" officeooo:paragraph-rsid="01c57ffa" style:letter-kerning="false" style:font-size-asian="5pt" style:font-weight-asian="bold" style:font-size-complex="5pt" style:font-weight-complex="bold"/>
    </style:style>
    <style:style style:name="P2" style:family="paragraph" style:parent-style-name="Paragraph-default-b9778a57-6f49-4bf8-b32c-1b3723f0cb8e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5pt" fo:font-weight="bold" officeooo:paragraph-rsid="01c57ffa" style:letter-kerning="false" style:font-size-asian="5pt" style:font-weight-asian="bold" style:font-size-complex="5pt" style:font-weight-complex="bold"/>
    </style:style>
    <style:style style:name="P3" style:family="paragraph" style:parent-style-name="Paragraph-default-b9778a57-6f49-4bf8-b32c-1b3723f0cb8e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officeooo:paragraph-rsid="01c57ffa"/>
    </style:style>
    <style:style style:name="P4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fo:font-size="5pt" officeooo:paragraph-rsid="020ec636" style:font-size-asian="5pt" style:font-size-complex="5pt"/>
    </style:style>
    <style:style style:name="P5" style:family="paragraph" style:parent-style-name="Paragraph-default-b9778a57-6f49-4bf8-b32c-1b3723f0cb8e">
      <style:paragraph-properties fo:margin-top="0cm" fo:margin-bottom="0cm" style:contextual-spacing="false" fo:line-height="100%" fo:text-align="center" style:justify-single-word="false" fo:orphans="2" fo:widows="2"/>
      <style:text-properties officeooo:paragraph-rsid="01c57ffa"/>
    </style:style>
    <style:style style:name="P6" style:family="paragraph" style:parent-style-name="Paragraph-default-b9778a57-6f49-4bf8-b32c-1b3723f0cb8e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5pt" fo:font-weight="normal" officeooo:paragraph-rsid="01c57ffa" style:letter-kerning="false" style:font-size-asian="5pt" style:font-weight-asian="normal" style:font-size-complex="5pt" style:font-weight-complex="normal"/>
    </style:style>
    <style:style style:name="P7" style:family="paragraph" style:parent-style-name="Paragraph-default-b9778a57-6f49-4bf8-b32c-1b3723f0cb8e">
      <style:paragraph-properties fo:margin-top="0cm" fo:margin-bottom="0cm" style:contextual-spacing="false" fo:line-height="100%" fo:text-align="center" style:justify-single-word="false" fo:orphans="2" fo:widows="2"/>
      <style:text-properties officeooo:paragraph-rsid="020ec636"/>
    </style:style>
    <style:style style:name="P8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officeooo:paragraph-rsid="020a0f88"/>
    </style:style>
    <style:style style:name="P9" style:family="paragraph" style:parent-style-name="Paragraph-default-b9778a57-6f49-4bf8-b32c-1b3723f0cb8e">
      <style:paragraph-properties fo:margin-top="0cm" fo:margin-bottom="0cm" style:contextual-spacing="false" fo:line-height="100%" fo:text-align="center" style:justify-single-word="false" fo:orphans="2" fo:widows="2"/>
      <style:text-properties fo:font-size="5pt" officeooo:paragraph-rsid="01c57ffa" style:font-size-asian="5pt" style:font-size-complex="5pt"/>
    </style:style>
    <style:style style:name="P10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officeooo:paragraph-rsid="01eea0a6"/>
    </style:style>
    <style:style style:name="P11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5pt" fo:font-weight="normal" officeooo:paragraph-rsid="01eea0a6" style:letter-kerning="false" style:font-size-asian="5pt" style:font-weight-asian="normal" style:font-size-complex="5pt" style:font-weight-complex="normal"/>
    </style:style>
    <style:style style:name="P12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officeooo:paragraph-rsid="01d56a7d"/>
    </style:style>
    <style:style style:name="P13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5pt" fo:font-weight="normal" officeooo:rsid="00f15e16" officeooo:paragraph-rsid="01d56a7d" style:letter-kerning="false" style:font-size-asian="5pt" style:font-weight-asian="normal" style:font-size-complex="5pt" style:font-weight-complex="normal"/>
    </style:style>
    <style:style style:name="P14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normal" officeooo:paragraph-rsid="01cd820b" style:letter-kerning="false" style:font-size-asian="5pt" style:font-weight-asian="normal" style:font-size-complex="5pt" style:font-weight-complex="normal"/>
    </style:style>
    <style:style style:name="P15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normal" officeooo:paragraph-rsid="01c57ffa" style:letter-kerning="false" style:font-size-asian="5pt" style:font-weight-asian="normal" style:font-size-complex="5pt" style:font-weight-complex="normal"/>
    </style:style>
    <style:style style:name="P16" style:family="paragraph" style:parent-style-name="Paragraph-default-b9778a57-6f49-4bf8-b32c-1b3723f0cb8e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officeooo:paragraph-rsid="01c57ffa"/>
    </style:style>
    <style:style style:name="P17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1c57ffa" style:letter-kerning="false" style:font-size-asian="5pt" style:font-weight-asian="bold" style:font-size-complex="5pt" style:font-weight-complex="bold"/>
    </style:style>
    <style:style style:name="P18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21be92f" style:letter-kerning="false" style:font-size-asian="5pt" style:font-weight-asian="bold" style:font-size-complex="5pt" style:font-weight-complex="bold"/>
    </style:style>
    <style:style style:name="P19" style:family="paragraph" style:parent-style-name="Standard">
      <style:text-properties officeooo:paragraph-rsid="01c57ffa"/>
    </style:style>
    <style:style style:name="P20" style:family="paragraph" style:parent-style-name="Standard">
      <style:text-properties officeooo:rsid="0305b9b1" officeooo:paragraph-rsid="01c05567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6pt" fo:font-weight="bold" officeooo:rsid="01ccd595" officeooo:paragraph-rsid="0305b9b1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6pt" fo:font-weight="bold" officeooo:rsid="01cce9d4" officeooo:paragraph-rsid="0305b9b1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6pt" fo:font-weight="bold" officeooo:rsid="0309f933" officeooo:paragraph-rsid="0309f933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6pt" fo:font-weight="bold" officeooo:rsid="01d0b626" officeooo:paragraph-rsid="0305b9b1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6pt" fo:font-weight="bold" officeooo:rsid="01cee2b9" officeooo:paragraph-rsid="0305b9b1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6pt" fo:font-weight="bold" officeooo:rsid="01d4835d" officeooo:paragraph-rsid="0305b9b1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6pt" fo:font-weight="bold" officeooo:rsid="0035eb21" officeooo:paragraph-rsid="0305b9b1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bold" officeooo:rsid="00348a64" officeooo:paragraph-rsid="0305b9b1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officeooo:rsid="01d4f9aa" officeooo:paragraph-rsid="0305b9b1" style:font-size-asian="6pt" style:font-weight-asian="bold" style:font-size-complex="6pt" style:font-weight-complex="bold"/>
    </style:style>
    <style:style style:name="P30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30864de" style:letter-kerning="false" style:font-size-asian="5pt" style:font-weight-asian="bold" style:font-size-complex="5pt" style:font-weight-complex="bold"/>
    </style:style>
    <style:style style:name="P31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309f933" style:letter-kerning="false" style:font-size-asian="5pt" style:font-weight-asian="bold" style:font-size-complex="5pt" style:font-weight-complex="bold"/>
    </style:style>
    <style:style style:name="P32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30acd87" style:letter-kerning="false" style:font-size-asian="5pt" style:font-weight-asian="bold" style:font-size-complex="5pt" style:font-weight-complex="bold"/>
    </style:style>
    <style:style style:name="P33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30f80c1" style:letter-kerning="false" style:font-size-asian="5pt" style:font-weight-asian="bold" style:font-size-complex="5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5pt" fo:font-weight="bold" officeooo:paragraph-rsid="030acd87" style:font-size-asian="5pt" style:font-weight-asian="bold" style:font-size-complex="5pt" style:font-weight-complex="bold"/>
    </style:style>
    <style:style style:name="P35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5pt" fo:font-weight="bold" officeooo:paragraph-rsid="030cd204" style:letter-kerning="false" style:font-size-asian="5pt" style:font-weight-asian="bold" style:font-size-complex="5pt" style:font-weight-complex="bold"/>
    </style:style>
    <style:style style:name="P36" style:family="paragraph" style:parent-style-name="Standard">
      <style:text-properties officeooo:paragraph-rsid="0305b9b1"/>
    </style:style>
    <style:style style:name="P37" style:family="paragraph" style:parent-style-name="Standard">
      <style:text-properties officeooo:paragraph-rsid="01c05567"/>
    </style:style>
    <style:style style:name="P38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fo:font-size="8pt" fo:font-weight="bold" officeooo:paragraph-rsid="01c05567" style:letter-kerning="false" style:font-size-asian="8pt" style:font-weight-asian="bold" style:font-size-complex="8pt" style:font-weight-complex="bold"/>
    </style:style>
    <style:style style:name="P39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fo:font-size="8pt" fo:font-weight="bold" officeooo:paragraph-rsid="01c05567" style:letter-kerning="false" style:font-size-asian="8pt" style:font-weight-asian="bold" style:font-size-complex="8pt" style:font-weight-complex="bold"/>
    </style:style>
    <style:style style:name="P40" style:family="paragraph" style:parent-style-name="Paragraph-default-b9778a57-6f49-4bf8-b32c-1b3723f0cb8e">
      <style:paragraph-properties fo:margin-top="0cm" fo:margin-bottom="0cm" style:contextual-spacing="false" fo:line-height="100%" fo:text-align="start" style:justify-single-word="false" fo:orphans="2" fo:widows="2"/>
      <style:text-properties fo:font-size="8pt" fo:font-weight="bold" officeooo:rsid="023eda14" officeooo:paragraph-rsid="023eda14" style:letter-kerning="false" style:font-size-asian="8pt" style:font-weight-asian="bold" style:font-size-complex="8pt" style:font-weight-complex="bold"/>
    </style:style>
    <style:style style:name="P41" style:family="paragraph" style:parent-style-name="Paragraph-default-b9778a57-6f49-4bf8-b32c-1b3723f0cb8e">
      <style:paragraph-properties fo:margin-top="0cm" fo:margin-bottom="0cm" style:contextual-spacing="false" fo:line-height="100%" fo:text-align="end" style:justify-single-word="false" fo:orphans="2" fo:widows="2"/>
      <style:text-properties fo:font-size="8pt" fo:font-weight="bold" officeooo:rsid="023eda14" officeooo:paragraph-rsid="02408237" style:letter-kerning="false" style:font-size-asian="8pt" style:font-weight-asian="bold" style:font-size-complex="8pt" style:font-weight-complex="bold"/>
    </style:style>
    <style:style style:name="T1" style:family="text">
      <style:text-properties style:font-name="aRIAL" fo:font-size="5pt" officeooo:rsid="00189d1c" style:font-size-asian="5pt" style:font-size-complex="5pt"/>
    </style:style>
    <style:style style:name="T2" style:family="text">
      <style:text-properties style:font-name="aRIAL" fo:font-weight="normal" officeooo:rsid="00123178" style:letter-kerning="false" style:font-weight-asian="normal" style:font-weight-complex="normal"/>
    </style:style>
    <style:style style:name="T3" style:family="text">
      <style:text-properties style:font-name="aRIAL" fo:font-size="5pt" fo:font-weight="normal" officeooo:rsid="02a5c544" style:letter-kerning="false" style:font-size-asian="5pt" style:font-weight-asian="normal" style:font-size-complex="5pt" style:font-weight-complex="normal"/>
    </style:style>
    <style:style style:name="T4" style:family="text">
      <style:text-properties fo:font-size="5pt" officeooo:rsid="01fbe104" style:font-size-asian="5pt" style:font-size-complex="5pt"/>
    </style:style>
    <style:style style:name="T5" style:family="text">
      <style:text-properties style:font-name="aRIAL" fo:font-size="5pt" fo:font-weight="normal" officeooo:rsid="01fbe104" style:letter-kerning="false" style:font-size-asian="5pt" style:font-weight-asian="normal" style:font-size-complex="5pt" style:font-weight-complex="normal"/>
    </style:style>
    <style:style style:name="T6" style:family="text">
      <style:text-properties style:font-name="aRIAL" fo:font-size="5pt" fo:font-weight="normal" officeooo:rsid="01fdca62" style:letter-kerning="false" style:font-size-asian="5pt" style:font-weight-asian="normal" style:font-size-complex="5pt" style:font-weight-complex="normal"/>
    </style:style>
    <style:style style:name="T7" style:family="text">
      <style:text-properties style:font-name="aRIAL" fo:font-weight="normal" style:letter-kerning="false" style:font-weight-asian="normal" style:font-weight-complex="normal"/>
    </style:style>
    <style:style style:name="T8" style:family="text">
      <style:text-properties fo:font-size="5pt" officeooo:rsid="020a0f88" style:font-size-asian="5pt" style:font-size-complex="5pt"/>
    </style:style>
    <style:style style:name="T9" style:family="text">
      <style:text-properties style:font-name="aRIAL" fo:font-size="5pt" fo:font-weight="normal" officeooo:rsid="020bbaa9" style:letter-kerning="false" style:font-size-asian="5pt" style:font-weight-asian="normal" style:font-size-complex="5pt" style:font-weight-complex="normal"/>
    </style:style>
    <style:style style:name="T10" style:family="text">
      <style:text-properties style:font-name="aRIAL" fo:font-size="5pt" fo:font-weight="normal" officeooo:rsid="01fdf54c" style:letter-kerning="false" style:font-size-asian="5pt" style:font-weight-asian="normal" style:font-size-complex="5pt" style:font-weight-complex="normal"/>
    </style:style>
    <style:style style:name="T11" style:family="text">
      <style:text-properties style:font-name="aRIAL" fo:font-size="5pt" fo:font-weight="normal" officeooo:rsid="01ffc4e7" style:letter-kerning="false" style:font-size-asian="5pt" style:font-weight-asian="normal" style:font-size-complex="5pt" style:font-weight-complex="normal"/>
    </style:style>
    <style:style style:name="T12" style:family="text">
      <style:text-properties fo:font-size="5pt" officeooo:rsid="0207e4ad" style:font-size-asian="5pt" style:font-size-complex="5pt"/>
    </style:style>
    <style:style style:name="T13" style:family="text">
      <style:text-properties style:font-name="aRIAL" fo:font-size="5pt" fo:font-weight="normal" officeooo:rsid="02024a4a" style:letter-kerning="false" style:font-size-asian="5pt" style:font-weight-asian="normal" style:font-size-complex="5pt" style:font-weight-complex="normal"/>
    </style:style>
    <style:style style:name="T14" style:family="text">
      <style:text-properties style:font-name="aRIAL" fo:font-size="5pt" fo:font-weight="bold" officeooo:rsid="00124ee8" style:letter-kerning="false" style:font-size-asian="5pt" style:font-weight-asian="bold" style:font-size-complex="5pt" style:font-weight-complex="bold"/>
    </style:style>
    <style:style style:name="T15" style:family="text">
      <style:text-properties style:font-name="aRIAL" fo:font-size="5pt" officeooo:rsid="001b4d27" style:font-size-asian="5pt" style:font-size-complex="5pt"/>
    </style:style>
    <style:style style:name="T16" style:family="text">
      <style:text-properties officeooo:rsid="0309f933"/>
    </style:style>
    <style:style style:name="T17" style:family="text">
      <style:text-properties officeooo:rsid="030ac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cm, 0.138cm, 0.48cm, 0.2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s.company_id.name" text:name="py3o.company_id.name"/>
        <text:user-field-decl office:value-type="string" office:string-value="res.company_id.vat" text:name="py3o.company_id.vat"/>
        <text:user-field-decl office:value-type="string" office:string-value="o.fecha_desde_mda" text:name="py3o.o.fecha_desde_mda"/>
        <text:user-field-decl office:value-type="string" office:string-value="o.fecha_hasta_mda" text:name="py3o.o.fecha_hasta_mda"/>
        <text:user-field-decl office:value-type="string" office:string-value="o.nombre_establecimiento" text:name="py3o.o.nombre_establecimiento"/>
        <text:user-field-decl office:value-type="string" office:string-value="line.nit_dpi" text:name="py3o.line.nit_dpi"/>
        <text:user-field-decl office:value-type="string" office:string-value="line.partner_id.name" text:name="py3o.line.partner_id.name"/>
        <text:user-field-decl office:value-type="string" office:string-value="line.documento" text:name="py3o.line.documento"/>
        <text:user-field-decl office:value-type="string" office:string-value="line.bf_local_bienes_gravados" text:name="py3o.line.local_bienes_gravados"/>
        <text:user-field-decl office:value-type="string" office:string-value="line.bf_local_servicios_gravados" text:name="py3o.line.local_servicios_gravados"/>
        <text:user-field-decl office:value-type="float" office:value="0" text:name="py3o.line.local_servicios_exentos"/>
        <text:user-field-decl office:value-type="string" office:string-value="line.importacion_bienes_gravados" text:name="py3o.line.importacion_bienes_gravados"/>
        <text:user-field-decl office:value-type="string" office:string-value="line.importacion_servicios_gravados" text:name="py3o.line.importacion_servicios_gravados"/>
        <text:user-field-decl office:value-type="string" office:string-value="line.importacion_bienes_exentos" text:name="py3o.line.importacion_bienes_exentos"/>
        <text:user-field-decl office:value-type="string" office:string-value="line.importacion_servicios_exentos" text:name="py3o.line.importacion_servicios_exentos"/>
        <text:user-field-decl office:value-type="string" office:string-value="line.tipo_transaccion" text:name="py3o.line.tipo_transaccion"/>
        <text:user-field-decl office:value-type="string" office:string-value="line.establecimiento" text:name="py3o.line.establecimiento"/>
        <text:user-field-decl office:value-type="string" office:string-value="line.serie" text:name="py3o.line.serie"/>
        <text:user-field-decl office:value-type="string" office:string-value="line.fecha_contable" text:name="py3o.line.fecha_contable"/>
        <text:user-field-decl office:value-type="string" office:string-value="line.bf_iva" text:name="py3o.line.iva"/>
        <text:user-field-decl office:value-type="string" office:string-value="line.asiste_libro" text:name="py3o.line.asiste_libro"/>
        <text:user-field-decl office:value-type="string" office:string-value="line.bf_total" text:name="py3o.line.total"/>
        <text:user-field-decl office:value-type="string" office:string-value="bf_line.fecha_contable" text:name="py3o.bf_line.fecha_contable"/>
        <text:user-field-decl office:value-type="string" office:string-value="o.fecha_desde" text:name="py3o.o.fecha_desde"/>
        <text:user-field-decl office:value-type="string" office:string-value="o.fecha_hasta" text:name="py3o.o.fecha_hasta"/>
        <text:user-field-decl office:value-type="string" office:string-value="line.fecha_contable_mda" text:name="py3o.line.fecha_contable_mda"/>
        <text:user-field-decl office:value-type="string" office:string-value="line.estado" text:name="py3o.line.estado"/>
        <text:user-field-decl office:value-type="string" office:string-value="line.serie_venta" text:name="py3o.line.serie_venta"/>
        <text:user-field-decl office:value-type="string" office:string-value="line.bf_local_bienes_exentas" text:name="py3o.line.local_bienes_exentas"/>
        <text:user-field-decl office:value-type="float" office:value="0" text:name="py3o.line.local_servicios_exentas"/>
        <text:user-field-decl office:value-type="string" office:string-value="line.bf_exportacion_bienes_gravados" text:name="py3o.line.exportacion_bienes_gravados"/>
        <text:user-field-decl office:value-type="string" office:string-value="line.bf_exportacion_servicios_gravados" text:name="py3o.line.exportacion_servicios_gravados"/>
        <text:user-field-decl office:value-type="string" office:string-value="line.bf_exportacion_bienes_exentos" text:name="py3o.line.exportacion_bienes_exentos"/>
        <text:user-field-decl office:value-type="string" office:string-value="line.bf_exportacion_servicios_exentos" text:name="py3o.line.exportacion_servicios_exentos"/>
        <text:user-field-decl office:value-type="string" office:string-value="o.bf_total_exportacion_bienes_exentos" text:name="py3o.o.bf_total_exportacion_bienes_exentos"/>
        <text:user-field-decl office:value-type="string" office:string-value="o.bf_total_exportacion_servicios_exentos" text:name="py3o.o.bf_total_exportacion_servicios_exentos"/>
        <text:user-field-decl office:value-type="string" office:string-value="o.bf_total_local_bienes_exentas" text:name="py3o.o.bf_total_local_bienes_exentos"/>
        <text:user-field-decl office:value-type="string" office:string-value="o.bf_total_local_bienes_gravados" text:name="py3o.o.bf_total_local_bienes_gravados"/>
        <text:user-field-decl office:value-type="string" office:string-value="o.bf_total_local_servicios_gravados" text:name="py3o.o.bf_total_local_servicios_gravados"/>
        <text:user-field-decl office:value-type="string" office:string-value="o.bf_total_iva" text:name="py3o.o.bf_total_iva"/>
        <text:user-field-decl office:value-type="string" office:string-value="o.bf_total_total" text:name="py3o.o.bf_total_total"/>
        <text:user-field-decl office:value-type="string" office:string-value="o.bf_total_lineas" text:name="py3o.o.bf_total_lineas"/>
        <text:user-field-decl office:value-type="string" office:string-value="o.bf_total_local_bienes_exentas" text:name="py3o.o.bf_total_local_bienes_exentas"/>
        <text:user-field-decl office:value-type="string" office:string-value="o.bf_total_local_servicios_exentas" text:name="py3o.o.bf_total_local_servicios_exentas"/>
        <text:user-field-decl office:value-type="string" office:string-value="o.bf_total_retencion_iva" text:name="py3o.o.bf_total_retencion_iva"/>
        <text:user-field-decl office:value-type="string" office:string-value="o.bf_total_exencion_iva" text:name="py3o.o.bf_total_excencion_iva"/>
        <text:user-field-decl office:value-type="string" office:string-value="o.bf_cantidad_retencion_iva" text:name="py3o.o.bf_cantidad_retencion_iva"/>
        <text:user-field-decl office:value-type="string" office:string-value="o.bf_cantidad_exencion_iva" text:name="py3o.o.bf_cantidad_exencion_iva"/>
        <text:user-field-decl office:value-type="string" office:string-value="o.bf_total_exencion_iva" text:name="py3o.o.bf_total_exencion_iva"/>
        <text:user-field-decl office:value-type="string" office:string-value=".line.bf_local_servicios_exentas" text:name="py3o.line.bf_local_servicios_exentas"/>
        <text:user-field-decl office:value-type="string" office:string-value="line.bf_local_servicios_exentos" text:name="py3o.line.bf_local_servicios_exentos"/>
        <text:user-field-decl office:value-type="string" office:string-value="line.bf_local_bienes_exentas" text:name="py3o.bf_local_bienes_exentas"/>
        <text:user-field-decl office:value-type="string" office:string-value="line.line_bf_local_bienes_exentas" text:name="py3o.line_bf_local_bienes_exentas"/>
        <text:user-field-decl office:value-type="string" office:string-value="line.line.bf_local_bienes_exentas" text:name="py3o.line.bf_local_bienes_exentas"/>
        <text:user-field-decl office:value-type="string" office:string-value="line.bf_local_bienes_gravados" text:name="py3o.line.bf_local_bienes_gravados"/>
        <text:user-field-decl office:value-type="string" office:string-value="line.bf_local_servicios_gravados" text:name="py3o.line.bf_local_servicios_gravados"/>
        <text:user-field-decl office:value-type="string" office:string-value="line.bf_exportacion_bienes_gravados" text:name="py3o.line.bf_exportacion_bienes_gravados"/>
        <text:user-field-decl office:value-type="string" office:string-value="line.bf_exportacion_servicios_gravados" text:name="py3o.line.bf_exportacion_servicios_gravados"/>
        <text:user-field-decl office:value-type="string" office:string-value="line.bf_exportacion_bienes_exentos" text:name="py3o.line.bf_exportacion_bienes_exentos"/>
        <text:user-field-decl office:value-type="string" office:string-value="line.bf_exportacion_servicios_exentos" text:name="py3o.line.bf_exportacion_servicios_exentos"/>
        <text:user-field-decl office:value-type="string" office:string-value="line.bf_iva" text:name="py3o.line.bf_iva"/>
        <text:user-field-decl office:value-type="string" office:string-value="line.bf_total" text:name="py3o.line.bf_total"/>
        <text:user-field-decl office:value-type="string" office:string-value="o.bf_total_local_servicios_exentos" text:name="py3o.o.bf_total_local_servicios_exentos"/>
        <text:user-field-decl office:value-type="string" office:string-value="o.bf_total_iva_local" text:name="py3o.o.bf_total_iva_local"/>
        <text:user-field-decl office:value-type="string" office:string-value="o.bf_total_importacion_bienes_gravados" text:name="py3o.o.bf_total_importacion_bienes_gravados"/>
        <text:user-field-decl office:value-type="string" office:string-value="o.bf_total_importacion_servicios_gravados" text:name="py3o.o.bf_total_importacion_servicios_gravados"/>
        <text:user-field-decl office:value-type="string" office:string-value="o.bf_total_importacion_servicios_exentos" text:name="py3o.o.bf_total_importacion_servicios_exentos"/>
        <text:user-field-decl office:value-type="string" office:string-value="o.bf_total_iva_importacion" text:name="py3o.o.bf_total_iva_importacion"/>
        <text:user-field-decl office:value-type="string" office:string-value="o.bf_total_exportacion_bienes_gravados" text:name="py3o.o.bf_total_exportacion_bienes_gravados"/>
        <text:user-field-decl office:value-type="string" office:string-value="o.bf_total_exportacion_servicios_gravados" text:name="py3o.o.bf_total_exportacion_servicios_gravados"/>
        <text:user-field-decl office:value-type="string" office:string-value="o.bf_total_iva_exportacion" text:name="py3o.o.bf_total_iva_exportacion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A"/>
        <table:table-column table:style-name="Tabla2.H"/>
        <table:table-column table:style-name="Tabla2.I"/>
        <table:table-column table:style-name="Tabla2.J"/>
        <table:table-column table:style-name="Tabla2.K" table:number-columns-repeated="9"/>
        <table:table-column table:style-name="Tabla2.T"/>
        <table:table-row table:style-name="Tabla2.1">
          <table:table-cell table:style-name="Tabla2.A1" table:number-rows-spanned="2" table:number-columns-spanned="2" office:value-type="string">
            <text:p text:style-name="P1"/>
          </table:table-cell>
          <table:covered-table-cell/>
          <table:table-cell table:style-name="Tabla2.C1" table:number-rows-spanned="2" table:number-columns-spanned="4" office:value-type="string">
            <text:p text:style-name="P2">Datos del Documento</text:p>
          </table:table-cell>
          <table:covered-table-cell/>
          <table:covered-table-cell/>
          <table:covered-table-cell/>
          <table:table-cell table:style-name="Tabla2.C1" table:number-rows-spanned="2" table:number-columns-spanned="4" office:value-type="string">
            <text:p text:style-name="P2">Datos Cliente/Comprador</text:p>
          </table:table-cell>
          <table:covered-table-cell/>
          <table:covered-table-cell/>
          <table:covered-table-cell/>
          <table:table-cell table:style-name="Tabla2.C1" table:number-columns-spanned="4" office:value-type="string">
            <text:p text:style-name="P2">Local</text:p>
          </table:table-cell>
          <table:covered-table-cell/>
          <table:covered-table-cell/>
          <table:covered-table-cell/>
          <table:table-cell table:style-name="Tabla2.C1" table:number-columns-spanned="4" office:value-type="string">
            <text:p text:style-name="P2">Exportación/Transferencia</text:p>
          </table:table-cell>
          <table:covered-table-cell/>
          <table:covered-table-cell/>
          <table:covered-table-cell/>
          <table:table-cell table:style-name="Tabla2.S1" table:number-rows-spanned="2" table:number-columns-spanned="2" office:value-type="string">
            <text:p text:style-name="P1"/>
          </table:table-cell>
          <table:covered-table-cell/>
        </table:table-row>
        <table:table-row table:style-name="Tabla2.2">
          <table:covered-table-cell table:style-name="Tabla2.A1"/>
          <table:covered-table-cell/>
          <table:covered-table-cell table:style-name="Tabla2.C1"/>
          <table:covered-table-cell/>
          <table:covered-table-cell/>
          <table:covered-table-cell/>
          <table:covered-table-cell table:style-name="Tabla2.C1"/>
          <table:covered-table-cell/>
          <table:covered-table-cell/>
          <table:covered-table-cell/>
          <table:table-cell table:style-name="Tabla2.K2" table:number-columns-spanned="2" office:value-type="string">
            <text:p text:style-name="P2">Base Gravada</text:p>
          </table:table-cell>
          <table:covered-table-cell/>
          <table:table-cell table:style-name="Tabla2.K2" table:number-columns-spanned="2" office:value-type="string">
            <text:p text:style-name="P2">Base Exenta</text:p>
          </table:table-cell>
          <table:covered-table-cell/>
          <table:table-cell table:style-name="Tabla2.K2" table:number-columns-spanned="2" office:value-type="string">
            <text:p text:style-name="P2">Gravadas (Fact. Especiales)</text:p>
          </table:table-cell>
          <table:covered-table-cell/>
          <table:table-cell table:style-name="Tabla2.K2" table:number-columns-spanned="2" office:value-type="string">
            <text:p text:style-name="P2">Exentas</text:p>
          </table:table-cell>
          <table:covered-table-cell/>
          <table:covered-table-cell table:style-name="Tabla2.S1"/>
          <table:covered-table-cell/>
        </table:table-row>
        <table:table-row table:style-name="Tabla2.3">
          <table:table-cell table:style-name="Tabla2.A3" table:number-rows-spanned="2" office:value-type="string">
            <text:p text:style-name="P2">Fecha</text:p>
          </table:table-cell>
          <table:table-cell table:style-name="Tabla2.A3" table:number-rows-spanned="2" office:value-type="string">
            <text:p text:style-name="P2">Estable-</text:p>
            <text:p text:style-name="P2">cimiento</text:p>
          </table:table-cell>
          <table:table-cell table:style-name="Tabla2.A3" table:number-rows-spanned="2" office:value-type="string">
            <text:p text:style-name="P2">Tipo</text:p>
          </table:table-cell>
          <table:table-cell table:style-name="Tabla2.A3" table:number-rows-spanned="2" office:value-type="string">
            <text:p text:style-name="P2">Estado</text:p>
          </table:table-cell>
          <table:table-cell table:style-name="Tabla2.A3" table:number-rows-spanned="2" office:value-type="string">
            <text:p text:style-name="P2">Serie</text:p>
          </table:table-cell>
          <table:table-cell table:style-name="Tabla2.A3" table:number-rows-spanned="2" office:value-type="string">
            <text:p text:style-name="P2">Número</text:p>
          </table:table-cell>
          <table:table-cell table:style-name="Tabla2.A3" table:number-rows-spanned="2" office:value-type="string">
            <text:p text:style-name="P2">NIT</text:p>
          </table:table-cell>
          <table:table-cell table:style-name="Tabla2.A3" table:number-columns-spanned="2" office:value-type="string">
            <text:p text:style-name="P2">Doc. De ID</text:p>
          </table:table-cell>
          <table:covered-table-cell/>
          <table:table-cell table:style-name="Tabla2.A3" table:number-rows-spanned="2" office:value-type="string">
            <text:p text:style-name="P2">Nombre</text:p>
          </table:table-cell>
          <table:table-cell table:style-name="Tabla2.A3" table:number-rows-spanned="2" office:value-type="string">
            <text:p text:style-name="P2">Bienes</text:p>
          </table:table-cell>
          <table:table-cell table:style-name="Tabla2.A3" table:number-rows-spanned="2" office:value-type="string">
            <text:p text:style-name="P2">Servicios</text:p>
          </table:table-cell>
          <table:table-cell table:style-name="Tabla2.A3" table:number-rows-spanned="2" office:value-type="string">
            <text:p text:style-name="P2">Bienes</text:p>
          </table:table-cell>
          <table:table-cell table:style-name="Tabla2.A3" table:number-rows-spanned="2" office:value-type="string">
            <text:p text:style-name="P2">Servicios</text:p>
          </table:table-cell>
          <table:table-cell table:style-name="Tabla2.A3" table:number-rows-spanned="2" office:value-type="string">
            <text:p text:style-name="P2">Bienes</text:p>
          </table:table-cell>
          <table:table-cell table:style-name="Tabla2.A3" table:number-rows-spanned="2" office:value-type="string">
            <text:p text:style-name="P2">Servicios</text:p>
          </table:table-cell>
          <table:table-cell table:style-name="Tabla2.A3" table:number-rows-spanned="2" office:value-type="string">
            <text:p text:style-name="P2">Bienes</text:p>
          </table:table-cell>
          <table:table-cell table:style-name="Tabla2.A3" table:number-rows-spanned="2" office:value-type="string">
            <text:p text:style-name="P2">Servicios</text:p>
          </table:table-cell>
          <table:table-cell table:style-name="Tabla2.A3" table:number-rows-spanned="2" office:value-type="string">
            <text:p text:style-name="P2">IVA Débito Fiscal</text:p>
          </table:table-cell>
          <table:table-cell table:style-name="Tabla2.A3" table:number-rows-spanned="2" office:value-type="string">
            <text:p text:style-name="P2">Total Documento</text:p>
          </table:table-cell>
        </table:table-row>
        <table:table-row table:style-name="Tabla2.3"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table-cell table:style-name="Tabla2.A3" office:value-type="string">
            <text:p text:style-name="P2">Tipo</text:p>
          </table:table-cell>
          <table:table-cell table:style-name="Tabla2.A3" office:value-type="string">
            <text:p text:style-name="P2">Número</text:p>
          </table:table-cell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  <table:covered-table-cell table:style-name="Tabla2.A3"/>
        </table:table-row>
        <table:table-row table:style-name="Tabla2.3">
          <table:table-cell table:style-name="Tabla2.A3" table:number-columns-spanned="20" office:value-type="string">
            <text:p text:style-name="P3"><text:a xlink:type="simple" xlink:href="py3o://for=%22line%20in%20o.libro_line_ids%22" text:style-name="Internet_20_link" text:visited-style-name="Visited_20_Internet_20_Link"><text:span text:style-name="T1">for="line in o.libro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6" office:value-type="string">
            <text:p text:style-name="P4"><text:span text:style-name="T2"><text:user-field-get text:name="py3o.line.fecha_contable_mda">line.fecha_contable_mda</text:user-field-get></text:span><text:span text:style-name="T2"><text:line-break/></text:span></text:p>
          </table:table-cell>
          <table:table-cell table:style-name="Tabla2.A6" office:value-type="string">
            <text:p text:style-name="P5"><text:a xlink:type="simple" xlink:href="py3o://if=%22line.establecimiento%22" text:style-name="Internet_20_link" text:visited-style-name="Visited_20_Internet_20_Link"><text:span text:style-name="T3">if="line.establecimiento"</text:span></text:a></text:p>
            <text:p text:style-name="P6"><text:user-field-get text:name="py3o.line.establecimiento">line.establecimiento</text:user-field-get></text:p>
            <text:p text:style-name="P7"><text:a xlink:type="simple" xlink:href="py3o:///if" text:style-name="Internet_20_link" text:visited-style-name="Visited_20_Internet_20_Link"><text:span text:style-name="T4">if</text:span></text:a></text:p>
          </table:table-cell>
          <table:table-cell table:style-name="Tabla2.A6" office:value-type="string">
            <text:p text:style-name="P5"><text:a xlink:type="simple" xlink:href="py3o://if=%22line.tipo_transaccion%22" text:style-name="Internet_20_link" text:visited-style-name="Visited_20_Internet_20_Link"><text:span text:style-name="T5">if="line.tipo_transaccion"</text:span></text:a></text:p>
            <text:p text:style-name="P6"><text:user-field-get text:name="py3o.line.tipo_transaccion">line.tipo_transaccion</text:user-field-get><text:s/></text:p>
            <text:p text:style-name="P5"><text:a xlink:type="simple" xlink:href="py3o:///if" text:style-name="Internet_20_link" text:visited-style-name="Visited_20_Internet_20_Link"><text:span text:style-name="T5">if</text:span></text:a></text:p>
          </table:table-cell>
          <table:table-cell table:style-name="Tabla2.A6" office:value-type="string">
            <text:p text:style-name="P8"><text:a xlink:type="simple" xlink:href="py3o://if=%22line.estado%22" text:style-name="Internet_20_link" text:visited-style-name="Visited_20_Internet_20_Link"><text:span text:style-name="T6">if="line.estado"</text:span></text:a></text:p>
            <text:p text:style-name="P9"><text:span text:style-name="T7"><text:s/></text:span><text:span text:style-name="T7"><text:user-field-get text:name="py3o.line.estado">line.estado</text:user-field-get></text:span></text:p>
            <text:p text:style-name="P5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2.A6" office:value-type="string">
            <text:p text:style-name="P10"><text:a xlink:type="simple" xlink:href="py3o://if=%22line.serie_venta%22" text:style-name="Internet_20_link" text:visited-style-name="Visited_20_Internet_20_Link"><text:span text:style-name="T9">if="line.serie_venta"</text:span></text:a></text:p>
            <text:p text:style-name="P11"><text:user-field-get text:name="py3o.line.serie_venta">line.serie_venta</text:user-field-get></text:p>
            <text:p text:style-name="P10"><text:a xlink:type="simple" xlink:href="py3o:///if" text:style-name="Internet_20_link" text:visited-style-name="Visited_20_Internet_20_Link"><text:span text:style-name="T6">if</text:span></text:a></text:p>
          </table:table-cell>
          <table:table-cell table:style-name="Tabla2.A6" office:value-type="string">
            <text:p text:style-name="P5"><text:a xlink:type="simple" xlink:href="py3o://if=%22line.documento%22" text:style-name="Internet_20_link" text:visited-style-name="Visited_20_Internet_20_Link"><text:span text:style-name="T10">if="line.documento"</text:span></text:a></text:p>
            <text:p text:style-name="P6"><text:user-field-get text:name="py3o.line.documento">line.documento</text:user-field-get></text:p>
            <text:p text:style-name="P5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a2.A6" office:value-type="string">
            <text:p text:style-name="P5"><text:a xlink:type="simple" xlink:href="py3o://if=%22line.nit_dpi%22" text:style-name="Internet_20_link" text:visited-style-name="Visited_20_Internet_20_Link"><text:span text:style-name="T11">if="line.nit_dpi"</text:span></text:a></text:p>
            <text:p text:style-name="P6"><text:user-field-get text:name="py3o.line.nit_dpi">line.nit_dpi</text:user-field-get></text:p>
            <text:p text:style-name="P5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a2.A6" office:value-type="string">
            <text:p text:style-name="P2"/>
          </table:table-cell>
          <table:table-cell table:style-name="Tabla2.A6" office:value-type="string">
            <text:p text:style-name="P2"/>
          </table:table-cell>
          <table:table-cell table:style-name="Tabla2.A6" office:value-type="string">
            <text:p text:style-name="P12"><text:a xlink:type="simple" xlink:href="py3o://if=%22line.partner_id.name%22" text:style-name="Internet_20_link" text:visited-style-name="Visited_20_Internet_20_Link"><text:span text:style-name="T12">if="line.partner_id.name"</text:span></text:a></text:p>
            <text:p text:style-name="P13"><text:user-field-get text:name="py3o.line.partner_id.name">line.partner_id.name</text:user-field-get></text:p>
            <text:p text:style-name="P12"><text:a xlink:type="simple" xlink:href="py3o:///if" text:style-name="Internet_20_link" text:visited-style-name="Visited_20_Internet_20_Link"><text:span text:style-name="T13">if</text:span></text:a></text:p>
          </table:table-cell>
          <table:table-cell table:style-name="Tabla2.A6" office:value-type="string">
            <text:p text:style-name="P14"><text:user-field-get text:name="py3o.line.bf_local_bienes_gravados">line.bf_local_bienes_gravados</text:user-field-get></text:p>
          </table:table-cell>
          <table:table-cell table:style-name="Tabla2.A6" office:value-type="string">
            <text:p text:style-name="P14"><text:user-field-get text:name="py3o.line.bf_local_servicios_gravados">line.bf_local_servicios_gravados</text:user-field-get></text:p>
          </table:table-cell>
          <table:table-cell table:style-name="Tabla2.A6" office:value-type="string">
            <text:p text:style-name="P14"><text:user-field-get text:name="py3o.line.bf_local_bienes_exentas">line.line.bf_local_bienes_exentas</text:user-field-get></text:p>
          </table:table-cell>
          <table:table-cell table:style-name="Tabla2.A6" office:value-type="string">
            <text:p text:style-name="P14"><text:user-field-get text:name="py3o.line.bf_local_servicios_exentas">.line.bf_local_servicios_exentas</text:user-field-get></text:p>
          </table:table-cell>
          <table:table-cell table:style-name="Tabla2.A6" office:value-type="string">
            <text:p text:style-name="P14"><text:user-field-get text:name="py3o.line.bf_exportacion_bienes_gravados">line.bf_exportacion_bienes_gravados</text:user-field-get></text:p>
          </table:table-cell>
          <table:table-cell table:style-name="Tabla2.A6" office:value-type="string">
            <text:p text:style-name="P14"><text:user-field-get text:name="py3o.line.bf_exportacion_servicios_gravados">line.bf_exportacion_servicios_gravados</text:user-field-get></text:p>
          </table:table-cell>
          <table:table-cell table:style-name="Tabla2.A6" office:value-type="string">
            <text:p text:style-name="P14"><text:user-field-get text:name="py3o.line.bf_exportacion_bienes_exentos">line.bf_exportacion_bienes_exentos</text:user-field-get></text:p>
          </table:table-cell>
          <table:table-cell table:style-name="Tabla2.A6" office:value-type="string">
            <text:p text:style-name="P14"><text:user-field-get text:name="py3o.line.bf_exportacion_servicios_exentos">line.bf_exportacion_servicios_exentos</text:user-field-get></text:p>
          </table:table-cell>
          <table:table-cell table:style-name="Tabla2.A6" office:value-type="string">
            <text:p text:style-name="P15"><text:user-field-get text:name="py3o.line.bf_iva">line.bf_iva</text:user-field-get></text:p>
          </table:table-cell>
          <table:table-cell table:style-name="Tabla2.A6" office:value-type="string">
            <text:p text:style-name="P15"><text:user-field-get text:name="py3o.line.bf_total">line.bf_total</text:user-field-get></text:p>
          </table:table-cell>
        </table:table-row>
        <table:table-row table:style-name="Tabla2.3">
          <table:table-cell table:style-name="Tabla2.A6" table:number-columns-spanned="20" office:value-type="string">
            <text:p text:style-name="P16"><text:a xlink:type="simple" xlink:href="py3o:///for" text:style-name="Internet_20_link" text:visited-style-name="Visited_20_Internet_20_Link"><text:span text:style-name="T14">/</text:span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3" table:number-columns-spanned="2" office:value-type="string">
            <text:p text:style-name="P17"/>
          </table:table-cell>
          <table:covered-table-cell/>
          <table:table-cell table:style-name="Tabla2.A3" table:number-columns-spanned="3" office:value-type="string">
            <text:p text:style-name="P17">Total:</text:p>
          </table:table-cell>
          <table:covered-table-cell/>
          <table:covered-table-cell/>
          <table:table-cell table:style-name="Tabla2.A3" office:value-type="string">
            <text:p text:style-name="P17"><text:user-field-get text:name="py3o.o.bf_total_lineas">o.bf_total_lineas</text:user-field-get></text:p>
          </table:table-cell>
          <table:table-cell table:style-name="Tabla2.A3" table:number-columns-spanned="4" office:value-type="string">
            <text:p text:style-name="P17">Totales en Q.</text:p>
          </table:table-cell>
          <table:covered-table-cell/>
          <table:covered-table-cell/>
          <table:covered-table-cell/>
          <table:table-cell table:style-name="Tabla2.A3" office:value-type="string">
            <text:p text:style-name="P17"><text:user-field-get text:name="py3o.o.bf_total_local_bienes_gravados">o.bf_total_local_bienes_gravados</text:user-field-get></text:p>
          </table:table-cell>
          <table:table-cell table:style-name="Tabla2.A3" office:value-type="string">
            <text:p text:style-name="P17"><text:user-field-get text:name="py3o.o.bf_total_local_servicios_gravados">o.bf_total_local_servicios_gravados</text:user-field-get></text:p>
          </table:table-cell>
          <table:table-cell table:style-name="Tabla2.A3" office:value-type="string">
            <text:p text:style-name="P18"><text:user-field-get text:name="py3o.o.bf_total_local_bienes_exentas">o.bf_total_local_bienes_exentas</text:user-field-get></text:p>
          </table:table-cell>
          <table:table-cell table:style-name="Tabla2.A3" office:value-type="string">
            <text:p text:style-name="P17"><text:user-field-get text:name="py3o.o.bf_total_local_servicios_exentas">o.bf_total_local_servicios_exentas</text:user-field-get></text:p>
          </table:table-cell>
          <table:table-cell table:style-name="Tabla2.A3" office:value-type="string">
            <text:p text:style-name="P17"><text:user-field-get text:name="py3o.o.bf_total_exportacion_bienes_gravados">o.bf_total_exportacion_bienes_gravados</text:user-field-get></text:p>
          </table:table-cell>
          <table:table-cell table:style-name="Tabla2.A3" office:value-type="string">
            <text:p text:style-name="P17"><text:user-field-get text:name="py3o.o.bf_total_exportacion_servicios_gravados">o.bf_total_exportacion_servicios_gravados</text:user-field-get></text:p>
          </table:table-cell>
          <table:table-cell table:style-name="Tabla2.A3" office:value-type="string">
            <text:p text:style-name="P17"><text:user-field-get text:name="py3o.o.bf_total_exportacion_bienes_exentos">o.bf_total_exportacion_bienes_exentos</text:user-field-get></text:p>
          </table:table-cell>
          <table:table-cell table:style-name="Tabla2.A3" office:value-type="string">
            <text:p text:style-name="P17"><text:user-field-get text:name="py3o.o.bf_total_exportacion_servicios_exentos">o.bf_total_exportacion_servicios_exentos</text:user-field-get></text:p>
          </table:table-cell>
          <table:table-cell table:style-name="Tabla2.A3" office:value-type="string">
            <text:p text:style-name="P17"><text:user-field-get text:name="py3o.o.bf_total_iva">o.bf_total_iva</text:user-field-get></text:p>
          </table:table-cell>
          <table:table-cell table:style-name="Tabla2.A3" office:value-type="string">
            <text:p text:style-name="P17"><text:user-field-get text:name="py3o.o.bf_total_total">o.bf_total_total</text:user-field-get></text:p>
          </table:table-cell>
        </table:table-row>
      </table:table>
      <text:p text:style-name="P19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column table:style-name="Table1.L"/>
        <table:table-column table:style-name="Table1.M"/>
        <table:table-row>
          <table:table-cell table:style-name="Table1.A1" table:number-columns-spanned="13" office:value-type="string">
            <text:p text:style-name="P21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2">Locales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23">Exportación</text:p>
          </table:table-cell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24">Adquisición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2">Gravadas</text:p>
          </table:table-cell>
          <table:covered-table-cell/>
          <table:table-cell table:style-name="Table1.A2" table:number-columns-spanned="2" office:value-type="string">
            <text:p text:style-name="P25">Exentas</text:p>
          </table:table-cell>
          <table:covered-table-cell/>
          <table:table-cell table:style-name="Table1.A2" table:number-rows-spanned="2" office:value-type="string">
            <text:p text:style-name="P24">IVA</text:p>
            <text:p text:style-name="P24">(<text:span text:style-name="T16">Débito</text:span> Fiscal) </text:p>
          </table:table-cell>
          <table:table-cell table:style-name="Table1.A2" table:number-columns-spanned="2" office:value-type="string">
            <text:p text:style-name="P26">Gravadas</text:p>
          </table:table-cell>
          <table:covered-table-cell/>
          <table:table-cell table:style-name="Table1.A2" table:number-columns-spanned="2" office:value-type="string">
            <text:p text:style-name="P26">Exentas</text:p>
          </table:table-cell>
          <table:covered-table-cell/>
          <table:table-cell table:style-name="Table1.A2" table:number-rows-spanned="2" office:value-type="string">
            <text:p text:style-name="P24">IVA</text:p>
            <text:p text:style-name="P24">(<text:span text:style-name="T17">Débito</text:span> Fiscal)</text:p>
          </table:table-cell>
          <table:table-cell table:style-name="Table1.A2" office:value-type="string">
            <text:p text:style-name="P24">Gravadas</text:p>
          </table:table-cell>
          <table:table-cell table:style-name="Table1.A2" office:value-type="string">
            <text:p text:style-name="P24">Exentas</text:p>
          </table:table-cell>
          <table:table-cell table:style-name="Table1.K2" table:number-rows-spanned="2" office:value-type="string">
            <text:p text:style-name="P27"/>
            <text:p text:style-name="P24">IVA (Crédito Fscal)</text:p>
          </table:table-cell>
        </table:table-row>
        <table:table-row>
          <table:table-cell table:style-name="Table1.A2" office:value-type="string">
            <text:p text:style-name="P28">Bienes </text:p>
          </table:table-cell>
          <table:table-cell table:style-name="Table1.A2" office:value-type="string">
            <text:p text:style-name="P27">Servicios </text:p>
          </table:table-cell>
          <table:table-cell table:style-name="Table1.A2" office:value-type="string">
            <text:p text:style-name="P28">Bienes </text:p>
          </table:table-cell>
          <table:table-cell table:style-name="Table1.A2" office:value-type="string">
            <text:p text:style-name="P27">Servicios </text:p>
          </table:table-cell>
          <table:covered-table-cell table:style-name="Table1.A2"/>
          <table:table-cell table:style-name="Table1.A2" office:value-type="string">
            <text:p text:style-name="P29">Bienes</text:p>
          </table:table-cell>
          <table:table-cell table:style-name="Table1.A2" office:value-type="string">
            <text:p text:style-name="P29">Servidos</text:p>
          </table:table-cell>
          <table:table-cell table:style-name="Table1.A2" office:value-type="string">
            <text:p text:style-name="P29">Bienes</text:p>
          </table:table-cell>
          <table:table-cell table:style-name="Table1.A2" office:value-type="string">
            <text:p text:style-name="P29">Servicios </text:p>
          </table:table-cell>
          <table:covered-table-cell table:style-name="Table1.A2"/>
          <table:table-cell table:style-name="Table1.A2" office:value-type="string">
            <text:p text:style-name="P24">Bienes</text:p>
          </table:table-cell>
          <table:table-cell table:style-name="Table1.A2" office:value-type="string">
            <text:p text:style-name="P24">Bienes</text:p>
          </table:table-cell>
          <table:covered-table-cell table:style-name="Table1.K2"/>
        </table:table-row>
        <table:table-row>
          <table:table-cell table:style-name="Table1.A2" office:value-type="string">
            <text:p text:style-name="P30"><text:user-field-get text:name="py3o.o.bf_total_local_bienes_gravados">o.bf_total_local_bienes_gravados</text:user-field-get></text:p>
          </table:table-cell>
          <table:table-cell table:style-name="Table1.A2" office:value-type="string">
            <text:p text:style-name="P30"><text:user-field-get text:name="py3o.o.bf_total_local_servicios_gravados">o.bf_total_local_servicios_gravados</text:user-field-get></text:p>
          </table:table-cell>
          <table:table-cell table:style-name="Table1.A2" office:value-type="string">
            <text:p text:style-name="P31"><text:user-field-get text:name="py3o.o.bf_total_local_bienes_exentas">o.bf_total_local_bienes_exentas</text:user-field-get></text:p>
          </table:table-cell>
          <table:table-cell table:style-name="Table1.A2" office:value-type="string">
            <text:p text:style-name="P30"><text:user-field-get text:name="py3o.o.bf_total_local_servicios_exentas">o.bf_total_local_servicios_exentas</text:user-field-get></text:p>
          </table:table-cell>
          <table:table-cell table:style-name="Table1.A2" office:value-type="string">
            <text:p text:style-name="P31"><text:user-field-get text:name="py3o.o.bf_total_iva">o.bf_total_iva</text:user-field-get></text:p>
          </table:table-cell>
          <table:table-cell table:style-name="Table1.A2" office:value-type="string">
            <text:p text:style-name="P32"><text:user-field-get text:name="py3o.o.bf_total_exportacion_bienes_gravados">o.bf_total_exportacion_bienes_gravados</text:user-field-get></text:p>
          </table:table-cell>
          <table:table-cell table:style-name="Table1.A2" office:value-type="string">
            <text:p text:style-name="P32"><text:user-field-get text:name="py3o.o.bf_total_exportacion_servicios_gravados">o.bf_total_exportacion_servicios_gravados</text:user-field-get></text:p>
          </table:table-cell>
          <table:table-cell table:style-name="Table1.A2" office:value-type="string">
            <text:p text:style-name="P32"><text:user-field-get text:name="py3o.o.bf_total_exportacion_bienes_exentos">o.bf_total_exportacion_bienes_exentos</text:user-field-get></text:p>
          </table:table-cell>
          <table:table-cell table:style-name="Table1.A2" office:value-type="string">
            <text:p text:style-name="P32"><text:user-field-get text:name="py3o.o.bf_total_exportacion_servicios_exentos">o.bf_total_exportacion_servicios_exentos</text:user-field-get></text:p>
          </table:table-cell>
          <table:table-cell table:style-name="Table1.A2" office:value-type="string">
            <text:p text:style-name="P33"><text:user-field-get text:name="py3o.o.bf_total_iva">o.bf_total_iva</text:user-field-get></text:p>
            <text:p text:style-name="P34"/>
          </table:table-cell>
          <table:table-cell table:style-name="Table1.A2" office:value-type="string">
            <text:p text:style-name="P35"><text:user-field-get text:name="py3o.o.bf_total_exportacion_bienes_exentos">o.bf_total_exportacion_bienes_exentos</text:user-field-get></text:p>
          </table:table-cell>
          <table:table-cell table:style-name="Table1.A2" office:value-type="string">
            <text:p text:style-name="P35"><text:user-field-get text:name="py3o.o.bf_total_exportacion_servicios_exentos">o.bf_total_exportacion_servicios_exentos</text:user-field-get></text:p>
          </table:table-cell>
          <table:table-cell table:style-name="Table1.K2" office:value-type="string">
            <text:p text:style-name="P33"><text:user-field-get text:name="py3o.o.bf_total_iva">o.bf_total_iva</text:user-field-get></text:p>
          </table:table-cell>
        </table:table-row>
      </table:table>
      <text:p text:style-name="P36"/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8">Resumen de Constancias</text:p>
          </table:table-cell>
          <table:covered-table-cell/>
          <table:covered-table-cell/>
        </table:table-row>
        <table:table-row table:style-name="Tabla4.2">
          <table:table-cell table:style-name="Tabla4.A1" office:value-type="string">
            <text:p text:style-name="P38">Cantidad</text:p>
          </table:table-cell>
          <table:table-cell table:style-name="Tabla4.A1" office:value-type="string">
            <text:p text:style-name="P38">Tipo de Constancias</text:p>
          </table:table-cell>
          <table:table-cell table:style-name="Tabla4.A1" office:value-type="string">
            <text:p text:style-name="P38">Total</text:p>
          </table:table-cell>
        </table:table-row>
        <table:table-row table:style-name="Tabla4.3">
          <table:table-cell table:style-name="Tabla4.A1" office:value-type="string">
            <text:p text:style-name="P39"><text:user-field-get text:name="py3o.o.bf_cantidad_exencion_iva">o.bf_cantidad_exencion_iva</text:user-field-get></text:p>
          </table:table-cell>
          <table:table-cell table:style-name="Tabla4.A1" office:value-type="string">
            <text:p text:style-name="P40">Constancias de Exención de IVA</text:p>
          </table:table-cell>
          <table:table-cell table:style-name="Tabla4.A1" office:value-type="string">
            <text:p text:style-name="P39"><text:user-field-get text:name="py3o.o.bf_total_exencion_iva">o.bf_total_exencion_iva</text:user-field-get></text:p>
          </table:table-cell>
        </table:table-row>
        <table:table-row table:style-name="Tabla4.3">
          <table:table-cell table:style-name="Tabla4.A4" office:value-type="string">
            <text:p text:style-name="P41"><text:user-field-get text:name="py3o.o.bf_cantidad_retencion_iva">o.bf_cantidad_retencion_iva</text:user-field-get></text:p>
          </table:table-cell>
          <table:table-cell table:style-name="Tabla4.A4" office:value-type="string">
            <text:p text:style-name="P40">Constancias de Retención de IVA</text:p>
          </table:table-cell>
          <table:table-cell table:style-name="Tabla4.A4" office:value-type="string">
            <text:p text:style-name="P39"><text:user-field-get text:name="py3o.o.bf_total_retencion_iva">o.bf_total_retencion_iva</text:user-field-get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Paragraph-default-b9778a57-6f49-4bf8-b32c-1b3723f0cb8e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s" fo:country="GT" style:font-name-asian="NSimSun" style:font-family-asian="NSimSun" style:font-family-generic-asian="system" style:font-pitch-asian="variable" style:font-size-asian="12pt" style:font-name-complex="Lucida Sans1" style:font-family-complex="'Lucida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31.849cm" fo:margin-left="-0.064cm" table:align="left" style:may-break-between-rows="true" table:border-model="collapsing"/>
    </style:style>
    <style:style style:name="Tabla1.A" style:family="table-column">
      <style:table-column-properties style:column-width="0.891cm"/>
    </style:style>
    <style:style style:name="Tabla1.B" style:family="table-column">
      <style:table-column-properties style:column-width="6.713cm"/>
    </style:style>
    <style:style style:name="Tabla1.C" style:family="table-column">
      <style:table-column-properties style:column-width="0.831cm"/>
    </style:style>
    <style:style style:name="Tabla1.D" style:family="table-column">
      <style:table-column-properties style:column-width="13.261cm"/>
    </style:style>
    <style:style style:name="Tabla1.E" style:family="table-column">
      <style:table-column-properties style:column-width="1.115cm"/>
    </style:style>
    <style:style style:name="Tabla1.F" style:family="table-column">
      <style:table-column-properties style:column-width="3.591cm"/>
    </style:style>
    <style:style style:name="Tabla1.G" style:family="table-column">
      <style:table-column-properties style:column-width="1.087cm"/>
    </style:style>
    <style:style style:name="Tabla1.H" style:family="table-column">
      <style:table-column-properties style:column-width="4.36cm"/>
    </style:style>
    <style:style style:name="Tabla1.1" style:family="table-row">
      <style:table-row-properties style:min-row-height="1.69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0.45cm"/>
    </style:style>
    <style:style style:name="MP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bold" officeooo:rsid="001af0b0" officeooo:paragraph-rsid="0231b71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MP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bold" officeooo:rsid="00264c95" officeooo:paragraph-rsid="0231b71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MP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1af0b0" officeooo:paragraph-rsid="0231b711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M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1af0b0" officeooo:paragraph-rsid="0231b711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MP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348a64" officeooo:paragraph-rsid="0231b711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MP6" style:family="paragraph" style:parent-style-name="Header">
      <style:text-properties style:font-name="aRIAL" fo:font-size="6pt" officeooo:rsid="00235fd3" officeooo:paragraph-rsid="0231b711" style:font-size-asian="6pt" style:font-size-complex="6pt"/>
    </style:style>
    <style:style style:name="MP7" style:family="paragraph" style:parent-style-name="Header">
      <style:text-properties officeooo:paragraph-rsid="023bcf4d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officeooo:paragraph-rsid="0231b711" style:font-size-asian="6pt" style:font-size-complex="6pt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6pt" officeooo:rsid="0195d7c8" officeooo:paragraph-rsid="0231b711" style:font-size-asian="6pt" style:font-size-complex="6pt"/>
    </style:style>
    <style:style style:name="MP10" style:family="paragraph" style:parent-style-name="Standard">
      <style:text-properties officeooo:paragraph-rsid="0231b711"/>
    </style:style>
    <style:style style:name="MT1" style:family="text">
      <style:text-properties officeooo:rsid="01c05567"/>
    </style:style>
    <style:style style:name="MT2" style:family="text">
      <style:text-properties style:font-name="aRIAL" fo:font-size="6pt" style:font-size-asian="6pt" style:font-size-complex="6pt"/>
    </style:style>
    <style:style style:name="MT3" style:family="text">
      <style:text-properties style:font-name="aRIAL" fo:font-size="5pt" fo:font-weight="bold" style:letter-kerning="false" style:font-size-asian="5pt" style:font-weight-asian="bold" style:font-size-complex="5pt" style:font-weight-complex="bold"/>
    </style:style>
    <style:style style:name="MT4" style:family="text">
      <style:text-properties officeooo:rsid="01add13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46cm, 0.138cm, 0.48cm, 0.26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3.02cm" fo:page-height="21.59cm" style:num-format="1" style:print-orientation="landscape" fo:margin-top="2cm" fo:margin-bottom="2cm" fo:margin-left="0.748cm" fo:margin-right="0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33.0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es.company_id.name" text:name="py3o.company_id.name"/>
          <text:user-field-decl office:value-type="string" office:string-value="res.company_id.vat" text:name="py3o.company_id.vat"/>
          <text:user-field-decl office:value-type="string" office:string-value="o.fecha_desde_mda" text:name="py3o.o.fecha_desde_mda"/>
          <text:user-field-decl office:value-type="string" office:string-value="o.fecha_hasta_mda" text:name="py3o.o.fecha_hasta_mda"/>
          <text:user-field-decl office:value-type="string" office:string-value="o.nombre_establecimiento" text:name="py3o.o.nombre_establecimiento"/>
        </text:user-field-decls>
        <table:table table:name="Tabla1" table:style-name="Tabla1" table:template-name="Default Style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row table:style-name="Tabla1.1">
            <table:table-cell table:style-name="Tabla1.A1" table:number-columns-spanned="2" office:value-type="string">
              <text:p text:style-name="MP1"><draw:frame draw:style-name="Mfr1" draw:name="Imagen1" text:anchor-type="char" svg:x="0.568cm" svg:y="-0.023cm" svg:width="4.969cm" svg:height="1.476cm" draw:z-index="0"><draw:image xlink:href="Pictures/1000000000000153000000956AF6704E.png" xlink:type="simple" xlink:show="embed" xlink:actuate="onLoad" draw:mime-type="image/png"/></draw:frame></text:p>
            </table:table-cell>
            <table:covered-table-cell/>
            <table:table-cell table:style-name="Tabla1.C1" table:number-columns-spanned="6" office:value-type="string">
              <text:p text:style-name="MP2">SUPERINTENDENCIA DE ADMINISTRACIÓN TRIBUTARIA </text:p>
              <text:p text:style-name="MP2">ASISTE LIBROS </text:p>
              <text:p text:style-name="MP2">LIBRO DE <text:span text:style-name="MT1">VENTAS</text:span> Y SERVICIOS PRESTAD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MP3">01</text:p>
            </table:table-cell>
            <table:table-cell table:style-name="Tabla1.A2" office:value-type="string">
              <text:p text:style-name="MP4">Número de Identificación Tributaria NIT</text:p>
            </table:table-cell>
            <table:table-cell table:style-name="Tabla1.A2" office:value-type="string">
              <text:p text:style-name="MP5">02</text:p>
            </table:table-cell>
            <table:table-cell table:style-name="Tabla1.A2" office:value-type="string">
              <text:p text:style-name="MP4">Nombre / Razón o Denominación Social</text:p>
            </table:table-cell>
            <table:table-cell table:style-name="Tabla1.A2" office:value-type="string">
              <text:p text:style-name="MP3">03</text:p>
            </table:table-cell>
            <table:table-cell table:style-name="Tabla1.A2" office:value-type="string">
              <text:p text:style-name="MP3">Periodo</text:p>
            </table:table-cell>
            <table:table-cell table:style-name="Tabla1.A2" office:value-type="string">
              <text:p text:style-name="MP3">04</text:p>
            </table:table-cell>
            <table:table-cell table:style-name="Tabla1.H2" office:value-type="string">
              <text:p text:style-name="MP3">Número de Folio</text:p>
            </table:table-cell>
          </table:table-row>
          <table:table-row table:style-name="Tabla1.3">
            <table:table-cell table:style-name="Tabla1.A2" table:number-columns-spanned="2" office:value-type="string">
              <text:p text:style-name="MP6"><text:user-field-get text:name="py3o.company_id.vat">res.company_id.vat</text:user-field-get></text:p>
            </table:table-cell>
            <table:covered-table-cell/>
            <table:table-cell table:style-name="Tabla1.A2" table:number-columns-spanned="2" office:value-type="string">
              <text:p text:style-name="MP7"><text:span text:style-name="MT2"><text:user-field-get text:name="py3o.company_id.name">res.company_id.name</text:user-field-get></text:span><text:span text:style-name="MT2"><text:s/></text:span><text:span text:style-name="MT3"><text:user-field-get text:name="py3o.o.nombre_establecimiento">o.nombre_establecimiento</text:user-field-get></text:span></text:p>
            </table:table-cell>
            <table:covered-table-cell/>
            <table:table-cell table:style-name="Tabla1.A2" table:number-columns-spanned="2" office:value-type="string">
              <text:p text:style-name="MP8"><text:span text:style-name="MT4">Del </text:span><text:span text:style-name="MT4"><text:user-field-get text:name="py3o.o.fecha_desde_mda">o.fecha_desde_mda</text:user-field-get></text:span><text:span text:style-name="MT4"><text:s/>Hasta </text:span><text:span text:style-name="MT4"><text:user-field-get text:name="py3o.o.fecha_hasta_mda">o.fecha_hasta_mda</text:user-field-get></text:span></text:p>
            </table:table-cell>
            <table:covered-table-cell/>
            <table:table-cell table:style-name="Tabla1.H2" table:number-columns-spanned="2" office:value-type="string">
              <text:p text:style-name="MP9"/>
            </table:table-cell>
            <table:covered-table-cell/>
          </table:table-row>
        </table:table>
        <text:p text:style-name="MP10"/>
      </style:head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09:11:09.893000000</meta:creation-date>
    <dc:date>2024-11-20T17:20:39.540000000</dc:date>
    <meta:editing-duration>P1DT12H45M8S</meta:editing-duration>
    <meta:editing-cycles>252</meta:editing-cycles>
    <meta:generator>LibreOffice/24.8.0.3$Windows_X86_64 LibreOffice_project/0bdf1299c94fe897b119f97f3c613e9dca6be583</meta:generator>
    <meta:document-statistic meta:table-count="4" meta:image-count="1" meta:object-count="0" meta:page-count="1" meta:paragraph-count="139" meta:word-count="195" meta:character-count="2422" meta:non-whitespace-character-count="2355"/>
  </office:meta>
</office:document-meta>
</file>